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29.50</text:p>
          </table:table-cell>
          <table:table-cell table:formula="of:=[.B2]" office:value-type="string" office:string-value="29.50" calcext:value-type="string">
            <text:p>2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22.25</text:p>
          </table:table-cell>
          <table:table-cell table:formula="of:=[.B3]" office:value-type="string" office:string-value="22.25" calcext:value-type="string">
            <text:p>22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22.00</text:p>
          </table:table-cell>
          <table:table-cell table:formula="of:=[.B4]" office:value-type="string" office:string-value="22.00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20.00</text:p>
          </table:table-cell>
          <table:table-cell table:formula="of:=[.B5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20.00</text:p>
          </table:table-cell>
          <table:table-cell table:formula="of:=[.B6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20.00</text:p>
          </table:table-cell>
          <table:table-cell table:formula="of:=[.B7]" office:value-type="string" office:string-value="20.00" calcext:value-type="string">
            <text:p>2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19.25</text:p>
          </table:table-cell>
          <table:table-cell table:formula="of:=[.B8]" office:value-type="string" office:string-value="19.25" calcext:value-type="string">
            <text:p>19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19.00</text:p>
          </table:table-cell>
          <table:table-cell table:formula="of:=[.B9]" office:value-type="string" office:string-value="19.00" calcext:value-type="string">
            <text:p>1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16.00</text:p>
          </table:table-cell>
          <table:table-cell table:formula="of:=[.B10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16.00</text:p>
          </table:table-cell>
          <table:table-cell table:formula="of:=[.B11]" office:value-type="string" office:string-value="16.00" calcext:value-type="string">
            <text:p>1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16.00</text:p>
          </table:table-cell>
          <table:table-cell table:formula="of:=[.B12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16.00</text:p>
          </table:table-cell>
          <table:table-cell table:formula="of:=[.B13]" office:value-type="string" office:string-value="16.00" calcext:value-type="string">
            <text:p>1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15.00</text:p>
          </table:table-cell>
          <table:table-cell table:formula="of:=[.B14]" office:value-type="string" office:string-value="15.00" calcext:value-type="string">
            <text:p>1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14.00</text:p>
          </table:table-cell>
          <table:table-cell table:formula="of:=[.B15]" office:value-type="string" office:string-value="14.00" calcext:value-type="string">
            <text:p>14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14.00</text:p>
          </table:table-cell>
          <table:table-cell table:formula="of:=[.B16]" office:value-type="string" office:string-value="14.00" calcext:value-type="string">
            <text:p>1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11.25</text:p>
          </table:table-cell>
          <table:table-cell table:formula="of:=[.B17]" office:value-type="string" office:string-value="11.25" calcext:value-type="string">
            <text:p>1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11.17</text:p>
          </table:table-cell>
          <table:table-cell table:formula="of:=[.B18]" office:value-type="string" office:string-value="11.17" calcext:value-type="string">
            <text:p>11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11.00</text:p>
          </table:table-cell>
          <table:table-cell table:formula="of:=[.B19]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11.00</text:p>
          </table:table-cell>
          <table:table-cell table:formula="of:=[.B20]" office:value-type="string" office:string-value="11.00" calcext:value-type="string">
            <text:p>1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h.html" xlink:type="simple">Montserrat</text:a> </text:p>
          </table:table-cell>
          <table:table-cell office:value-type="string" calcext:value-type="string">
            <text:p>10.99</text:p>
          </table:table-cell>
          <table:table-cell table:formula="of:=[.B21]" office:value-type="string" office:string-value="10.99" calcext:value-type="string">
            <text:p>1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10.00</text:p>
          </table:table-cell>
          <table:table-cell table:formula="of:=[.B22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10.00</text:p>
          </table:table-cell>
          <table:table-cell table:formula="of:=[.B2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10.00</text:p>
          </table:table-cell>
          <table:table-cell table:formula="of:=[.B24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s.html" xlink:type="simple">Suriname</text:a> </text:p>
          </table:table-cell>
          <table:table-cell office:value-type="string" calcext:value-type="string">
            <text:p>10.00</text:p>
          </table:table-cell>
          <table:table-cell table:formula="of:=[.B25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9.95</text:p>
          </table:table-cell>
          <table:table-cell table:formula="of:=[.B26]" office:value-type="string" office:string-value="9.95" calcext:value-type="string">
            <text:p>9.9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9.58</text:p>
          </table:table-cell>
          <table:table-cell table:formula="of:=[.B27]" office:value-type="string" office:string-value="9.58" calcext:value-type="string">
            <text:p>9.5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y.html" xlink:type="simple">Libya</text:a> </text:p>
          </table:table-cell>
          <table:table-cell office:value-type="string" calcext:value-type="string">
            <text:p>9.52</text:p>
          </table:table-cell>
          <table:table-cell table:formula="of:=[.B28]" office:value-type="string" office:string-value="9.52" calcext:value-type="string">
            <text:p>9.5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9.50</text:p>
          </table:table-cell>
          <table:table-cell table:formula="of:=[.B29]" office:value-type="string" office:string-value="9.50" calcext:value-type="string">
            <text:p>9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9.10</text:p>
          </table:table-cell>
          <table:table-cell table:formula="of:=[.B30]" office:value-type="string" office:string-value="9.10" calcext:value-type="string">
            <text:p>9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9.00</text:p>
          </table:table-cell>
          <table:table-cell table:formula="of:=[.B31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9.00</text:p>
          </table:table-cell>
          <table:table-cell table:formula="of:=[.B32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9.00</text:p>
          </table:table-cell>
          <table:table-cell table:formula="of:=[.B33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9.00</text:p>
          </table:table-cell>
          <table:table-cell table:formula="of:=[.B34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9.00</text:p>
          </table:table-cell>
          <table:table-cell table:formula="of:=[.B35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9.00</text:p>
          </table:table-cell>
          <table:table-cell table:formula="of:=[.B36]" office:value-type="string" office:string-value="9.00" calcext:value-type="string">
            <text:p>9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9.00</text:p>
          </table:table-cell>
          <table:table-cell table:formula="of:=[.B37]" office:value-type="string" office:string-value="9.00" calcext:value-type="string">
            <text:p>9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8.50</text:p>
          </table:table-cell>
          <table:table-cell table:formula="of:=[.B38]" office:value-type="string" office:string-value="8.50" calcext:value-type="string">
            <text:p>8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8.25</text:p>
          </table:table-cell>
          <table:table-cell table:formula="of:=[.B39]" office:value-type="string" office:string-value="8.25" calcext:value-type="string">
            <text:p>8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8.17</text:p>
          </table:table-cell>
          <table:table-cell table:formula="of:=[.B40]" office:value-type="string" office:string-value="8.17" calcext:value-type="string">
            <text:p>8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7.75</text:p>
          </table:table-cell>
          <table:table-cell table:formula="of:=[.B41]" office:value-type="string" office:string-value="7.75" calcext:value-type="string">
            <text:p>7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7.53</text:p>
          </table:table-cell>
          <table:table-cell table:formula="of:=[.B42]" office:value-type="string" office:string-value="7.53" calcext:value-type="string">
            <text:p>7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7.50</text:p>
          </table:table-cell>
          <table:table-cell table:formula="of:=[.B43]" office:value-type="string" office:string-value="7.50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7.25</text:p>
          </table:table-cell>
          <table:table-cell table:formula="of:=[.B44]" office:value-type="string" office:string-value="7.25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7.25</text:p>
          </table:table-cell>
          <table:table-cell table:formula="of:=[.B45]" office:value-type="string" office:string-value="7.25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7.25</text:p>
          </table:table-cell>
          <table:table-cell table:formula="of:=[.B46]" office:value-type="string" office:string-value="7.25" calcext:value-type="string">
            <text:p>7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7.17</text:p>
          </table:table-cell>
          <table:table-cell table:formula="of:=[.B47]" office:value-type="string" office:string-value="7.17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7.00</text:p>
          </table:table-cell>
          <table:table-cell table:formula="of:=[.B48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7.00</text:p>
          </table:table-cell>
          <table:table-cell table:formula="of:=[.B49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7.00</text:p>
          </table:table-cell>
          <table:table-cell table:formula="of:=[.B50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7.00</text:p>
          </table:table-cell>
          <table:table-cell table:formula="of:=[.B51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7.00</text:p>
          </table:table-cell>
          <table:table-cell table:formula="of:=[.B52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7.00</text:p>
          </table:table-cell>
          <table:table-cell table:formula="of:=[.B53]" office:value-type="string" office:string-value="7.00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6.75</text:p>
          </table:table-cell>
          <table:table-cell table:formula="of:=[.B54]" office:value-type="string" office:string-value="6.75" calcext:value-type="string">
            <text:p>6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6.75</text:p>
          </table:table-cell>
          <table:table-cell table:formula="of:=[.B55]" office:value-type="string" office:string-value="6.75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v.html" xlink:type="simple">Anguilla</text:a> </text:p>
          </table:table-cell>
          <table:table-cell office:value-type="string" calcext:value-type="string">
            <text:p>6.50</text:p>
          </table:table-cell>
          <table:table-cell table:formula="of:=[.B56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6.50</text:p>
          </table:table-cell>
          <table:table-cell table:formula="of:=[.B57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6.50</text:p>
          </table:table-cell>
          <table:table-cell table:formula="of:=[.B58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6.50</text:p>
          </table:table-cell>
          <table:table-cell table:formula="of:=[.B59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6.50</text:p>
          </table:table-cell>
          <table:table-cell table:formula="of:=[.B60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6.50</text:p>
          </table:table-cell>
          <table:table-cell table:formula="of:=[.B61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6.50</text:p>
          </table:table-cell>
          <table:table-cell table:formula="of:=[.B62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6.50</text:p>
          </table:table-cell>
          <table:table-cell table:formula="of:=[.B63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6.50</text:p>
          </table:table-cell>
          <table:table-cell table:formula="of:=[.B64]" office:value-type="string" office:string-value="6.50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6.50</text:p>
          </table:table-cell>
          <table:table-cell table:formula="of:=[.B65]" office:value-type="string" office:string-value="6.50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6.37</text:p>
          </table:table-cell>
          <table:table-cell table:formula="of:=[.B66]" office:value-type="string" office:string-value="6.37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6.25</text:p>
          </table:table-cell>
          <table:table-cell table:formula="of:=[.B67]" office:value-type="string" office:string-value="6.25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6.25</text:p>
          </table:table-cell>
          <table:table-cell table:formula="of:=[.B68]" office:value-type="string" office:string-value="6.25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6.00</text:p>
          </table:table-cell>
          <table:table-cell table:formula="of:=[.B69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6.00</text:p>
          </table:table-cell>
          <table:table-cell table:formula="of:=[.B70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6.00</text:p>
          </table:table-cell>
          <table:table-cell table:formula="of:=[.B71]" office:value-type="string" office:string-value="6.00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5.75</text:p>
          </table:table-cell>
          <table:table-cell table:formula="of:=[.B72]" office:value-type="string" office:string-value="5.75" calcext:value-type="string">
            <text:p>5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5.75</text:p>
          </table:table-cell>
          <table:table-cell table:formula="of:=[.B73]" office:value-type="string" office:string-value="5.75" calcext:value-type="string">
            <text:p>5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5.75</text:p>
          </table:table-cell>
          <table:table-cell table:formula="of:=[.B74]" office:value-type="string" office:string-value="5.75" calcext:value-type="string">
            <text:p>5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5.50</text:p>
          </table:table-cell>
          <table:table-cell table:formula="of:=[.B75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5.50</text:p>
          </table:table-cell>
          <table:table-cell table:formula="of:=[.B76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5.50</text:p>
          </table:table-cell>
          <table:table-cell table:formula="of:=[.B77]" office:value-type="string" office:string-value="5.50" calcext:value-type="string">
            <text:p>5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5.40</text:p>
          </table:table-cell>
          <table:table-cell table:formula="of:=[.B78]" office:value-type="string" office:string-value="5.40" calcext:value-type="string">
            <text:p>5.4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5.25</text:p>
          </table:table-cell>
          <table:table-cell table:formula="of:=[.B79]" office:value-type="string" office:string-value="5.25" calcext:value-type="string">
            <text:p>5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5.25</text:p>
          </table:table-cell>
          <table:table-cell table:formula="of:=[.B80]" office:value-type="string" office:string-value="5.25" calcext:value-type="string">
            <text:p>5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5.00</text:p>
          </table:table-cell>
          <table:table-cell table:formula="of:=[.B81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5.00</text:p>
          </table:table-cell>
          <table:table-cell table:formula="of:=[.B82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5.00</text:p>
          </table:table-cell>
          <table:table-cell table:formula="of:=[.B83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5.00</text:p>
          </table:table-cell>
          <table:table-cell table:formula="of:=[.B84]" office:value-type="string" office:string-value="5.00" calcext:value-type="string">
            <text:p>5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4.75</text:p>
          </table:table-cell>
          <table:table-cell table:formula="of:=[.B85]" office:value-type="string" office:string-value="4.75" calcext:value-type="string">
            <text:p>4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f.html" xlink:type="simple">Bahamas, The</text:a> </text:p>
          </table:table-cell>
          <table:table-cell office:value-type="string" calcext:value-type="string">
            <text:p>4.50</text:p>
          </table:table-cell>
          <table:table-cell table:formula="of:=[.B86]" office:value-type="string" office:string-value="4.50" calcext:value-type="string">
            <text:p>4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4.30</text:p>
          </table:table-cell>
          <table:table-cell table:formula="of:=[.B87]" office:value-type="string" office:string-value="4.30" calcext:value-type="string">
            <text:p>4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4.25</text:p>
          </table:table-cell>
          <table:table-cell table:formula="of:=[.B88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4.25</text:p>
          </table:table-cell>
          <table:table-cell table:formula="of:=[.B89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4.25</text:p>
          </table:table-cell>
          <table:table-cell table:formula="of:=[.B90]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4.25</text:p>
          </table:table-cell>
          <table:table-cell table:formula="of:=[.B91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4.25</text:p>
          </table:table-cell>
          <table:table-cell table:formula="of:=[.B92]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4.25</text:p>
          </table:table-cell>
          <table:table-cell table:formula="of:=[.B93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4.25</text:p>
          </table:table-cell>
          <table:table-cell table:formula="of:=[.B94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4.25</text:p>
          </table:table-cell>
          <table:table-cell table:formula="of:=[.B95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4.25</text:p>
          </table:table-cell>
          <table:table-cell table:formula="of:=[.B96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4.25</text:p>
          </table:table-cell>
          <table:table-cell table:formula="of:=[.B97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4.25</text:p>
          </table:table-cell>
          <table:table-cell table:formula="of:=[.B98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4.25</text:p>
          </table:table-cell>
          <table:table-cell table:formula="of:=[.B99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4.00</text:p>
          </table:table-cell>
          <table:table-cell table:formula="of:=[.B100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3.75</text:p>
          </table:table-cell>
          <table:table-cell table:formula="of:=[.B101]" office:value-type="string" office:string-value="3.75" calcext:value-type="string">
            <text:p>3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3.56</text:p>
          </table:table-cell>
          <table:table-cell table:formula="of:=[.B102]" office:value-type="string" office:string-value="3.56" calcext:value-type="string">
            <text:p>3.5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3.50</text:p>
          </table:table-cell>
          <table:table-cell table:formula="of:=[.B103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3.50</text:p>
          </table:table-cell>
          <table:table-cell table:formula="of:=[.B104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3.35</text:p>
          </table:table-cell>
          <table:table-cell table:formula="of:=[.B105]" office:value-type="string" office:string-value="3.35" calcext:value-type="string">
            <text:p>3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3.25</text:p>
          </table:table-cell>
          <table:table-cell table:formula="of:=[.B106]" office:value-type="string" office:string-value="3.25" calcext:value-type="string">
            <text:p>3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k.html" xlink:type="simple">Macedonia</text:a> </text:p>
          </table:table-cell>
          <table:table-cell office:value-type="string" calcext:value-type="string">
            <text:p>3.25</text:p>
          </table:table-cell>
          <table:table-cell table:formula="of:=[.B107]" office:value-type="string" office:string-value="3.25" calcext:value-type="string">
            <text:p>3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3.20</text:p>
          </table:table-cell>
          <table:table-cell table:formula="of:=[.B108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3.00</text:p>
          </table:table-cell>
          <table:table-cell table:formula="of:=[.B109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3.00</text:p>
          </table:table-cell>
          <table:table-cell table:formula="of:=[.B110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3.00</text:p>
          </table:table-cell>
          <table:table-cell table:formula="of:=[.B111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3.00</text:p>
          </table:table-cell>
          <table:table-cell table:formula="of:=[.B112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3.00</text:p>
          </table:table-cell>
          <table:table-cell table:formula="of:=[.B113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2.75</text:p>
          </table:table-cell>
          <table:table-cell table:formula="of:=[.B114]" office:value-type="string" office:string-value="2.75" calcext:value-type="string">
            <text:p>2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2.50</text:p>
          </table:table-cell>
          <table:table-cell table:formula="of:=[.B115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2.50</text:p>
          </table:table-cell>
          <table:table-cell table:formula="of:=[.B116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2.50</text:p>
          </table:table-cell>
          <table:table-cell table:formula="of:=[.B117]" office:value-type="string" office:string-value="2.50" calcext:value-type="string">
            <text:p>2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2.25</text:p>
          </table:table-cell>
          <table:table-cell table:formula="of:=[.B118]" office:value-type="string" office:string-value="2.25" calcext:value-type="string">
            <text:p>2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2.15</text:p>
          </table:table-cell>
          <table:table-cell table:formula="of:=[.B119]" office:value-type="string" office:string-value="2.15" calcext:value-type="string">
            <text:p>2.1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2.00</text:p>
          </table:table-cell>
          <table:table-cell table:formula="of:=[.B120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1.93</text:p>
          </table:table-cell>
          <table:table-cell table:formula="of:=[.B121]" office:value-type="string" office:string-value="1.93" calcext:value-type="string">
            <text:p>1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1.75</text:p>
          </table:table-cell>
          <table:table-cell table:formula="of:=[.B122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1.75</text:p>
          </table:table-cell>
          <table:table-cell table:formula="of:=[.B123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k.html" xlink:type="simple">Hong Kong</text:a> </text:p>
          </table:table-cell>
          <table:table-cell office:value-type="string" calcext:value-type="string">
            <text:p>1.75</text:p>
          </table:table-cell>
          <table:table-cell table:formula="of:=[.B124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1.75</text:p>
          </table:table-cell>
          <table:table-cell table:formula="of:=[.B125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1.75</text:p>
          </table:table-cell>
          <table:table-cell table:formula="of:=[.B126]" office:value-type="string" office:string-value="1.75" calcext:value-type="string">
            <text:p>1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1.50</text:p>
          </table:table-cell>
          <table:table-cell table:formula="of:=[.B127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1.50</text:p>
          </table:table-cell>
          <table:table-cell table:formula="of:=[.B128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1.50</text:p>
          </table:table-cell>
          <table:table-cell table:formula="of:=[.B129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w.html" xlink:type="simple">Taiwan</text:a> </text:p>
          </table:table-cell>
          <table:table-cell office:value-type="string" calcext:value-type="string">
            <text:p>1.38</text:p>
          </table:table-cell>
          <table:table-cell table:formula="of:=[.B130]" office:value-type="string" office:string-value="1.38" calcext:value-type="string">
            <text:p>1.3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1.25</text:p>
          </table:table-cell>
          <table:table-cell table:formula="of:=[.B131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1.25</text:p>
          </table:table-cell>
          <table:table-cell table:formula="of:=[.B132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a.html" xlink:type="simple">Aruba</text:a> </text:p>
          </table:table-cell>
          <table:table-cell office:value-type="string" calcext:value-type="string">
            <text:p>1.00</text:p>
          </table:table-cell>
          <table:table-cell table:formula="of:=[.B133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1.00</text:p>
          </table:table-cell>
          <table:table-cell table:formula="of:=[.B134]" office:value-type="string" office:string-value="1.00" calcext:value-type="string">
            <text:p>1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0.90</text:p>
          </table:table-cell>
          <table:table-cell table:formula="of:=[.B1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y.html" xlink:type="simple">Syria</text:a> </text:p>
          </table:table-cell>
          <table:table-cell office:value-type="string" calcext:value-type="string">
            <text:p>0.75</text:p>
          </table:table-cell>
          <table:table-cell table:formula="of:=[.B136]" office:value-type="string" office:string-value="0.75" calcext:value-type="string">
            <text:p>0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0.50</text:p>
          </table:table-cell>
          <table:table-cell table:formula="of:=[.B137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0.50</text:p>
          </table:table-cell>
          <table:table-cell table:formula="of:=[.B1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0.30</text:p>
          </table:table-cell>
          <table:table-cell table:formula="of:=[.B139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0.25</text:p>
          </table:table-cell>
          <table:table-cell table:formula="of:=[.B140]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0.25</text:p>
          </table:table-cell>
          <table:table-cell table:formula="of:=[.B141]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0.25</text:p>
          </table:table-cell>
          <table:table-cell table:formula="of:=[.B142]" office:value-type="string" office:string-value="0.25" calcext:value-type="string">
            <text:p>0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0.10</text:p>
          </table:table-cell>
          <table:table-cell table:formula="of:=[.B143]" office:value-type="string" office:string-value="0.10" calcext:value-type="string">
            <text:p>0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0.05</text:p>
          </table:table-cell>
          <table:table-cell table:formula="of:=[.B144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0.05</text:p>
          </table:table-cell>
          <table:table-cell table:formula="of:=[.B145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0.05</text:p>
          </table:table-cell>
          <table:table-cell table:formula="of:=[.B146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0.05</text:p>
          </table:table-cell>
          <table:table-cell table:formula="of:=[.B147]" office:value-type="string" office:string-value="0.05" calcext:value-type="string">
            <text:p>0.0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0.00</text:p>
          </table:table-cell>
          <table:table-cell table:formula="of:=[.B1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0.00</text:p>
          </table:table-cell>
          <table:table-cell table:formula="of:=[.B149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0.00</text:p>
          </table:table-cell>
          <table:table-cell table:formula="of:=[.B150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0.00</text:p>
          </table:table-cell>
          <table:table-cell table:formula="of:=[.B151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0.00</text:p>
          </table:table-cell>
          <table:table-cell table:formula="of:=[.B152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0.00</text:p>
          </table:table-cell>
          <table:table-cell table:formula="of:=[.B153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0.00</text:p>
          </table:table-cell>
          <table:table-cell table:formula="of:=[.B154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0.00</text:p>
          </table:table-cell>
          <table:table-cell table:formula="of:=[.B155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0.00</text:p>
          </table:table-cell>
          <table:table-cell table:formula="of:=[.B15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0.00</text:p>
          </table:table-cell>
          <table:table-cell table:formula="of:=[.B15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0.00</text:p>
          </table:table-cell>
          <table:table-cell table:formula="of:=[.B15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0.00</text:p>
          </table:table-cell>
          <table:table-cell table:formula="of:=[.B159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0.00</text:p>
          </table:table-cell>
          <table:table-cell table:formula="of:=[.B160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0.00</text:p>
          </table:table-cell>
          <table:table-cell table:formula="of:=[.B161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0.00</text:p>
          </table:table-cell>
          <table:table-cell table:formula="of:=[.B162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-0.35</text:p>
          </table:table-cell>
          <table:table-cell table:formula="of:=[.B163]" office:value-type="string" office:string-value="-0.35" calcext:value-type="string">
            <text:p>-0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-0.50</text:p>
          </table:table-cell>
          <table:table-cell table:formula="of:=[.B164]" office:value-type="string" office:string-value="-0.50" calcext:value-type="string">
            <text:p>-0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6:08:12.573000000</meta:creation-date>
    <dc:date>2023-07-19T16:08:55.515000000</dc:date>
    <meta:editing-duration>PT43S</meta:editing-duration>
    <meta:editing-cycles>1</meta:editing-cycles>
    <meta:document-statistic meta:table-count="1" meta:cell-count="491" meta:object-count="0"/>
    <meta:generator>LibreOffice/6.2.4.2$Windows_X86_64 LibreOffice_project/2412653d852ce75f65fbfa83fb7e7b669a126d64</meta:generator>
  </office:meta>
</office:document-meta>
</file>